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8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2]" office:value-type="currency" office:currency="EUR" office:value="105.943203044872" calcext:value-type="currency">
            <text:p>105.94 €</text:p>
          </table:table-cell>
          <table:table-cell table:style-name="ce13" table:formula="of:=[.B8]*[.C8]" office:value-type="currency" office:currency="EUR" office:value="105.943203044872" calcext:value-type="currency">
            <text:p>105.94 €</text:p>
          </table:table-cell>
          <table:table-cell table:style-name="ce8" office:value-type="string" calcext:value-type="string">
            <text:p>https://psylink.me/p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2]*3 + [.B34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0])/[.B13]" office:value-type="currency" office:currency="EUR" office:value="48.9714051282051" calcext:value-type="currency">
            <text:p>48.97 €</text:p>
          </table:table-cell>
          <table:table-cell table:style-name="ce13" table:formula="of:=[.B13]*[.C13]" office:value-type="currency" office:currency="EUR" office:value="48.9714051282051" calcext:value-type="currency">
            <text:p>48.97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office:value-type="string" calcext:value-type="string">
            <text:p>https://psylink.me/bp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18]*[.C18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19]*[.C19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0]*[.C20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1]*[.C21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2]*[.C22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3]*[.C23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4]*[.C24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5]*[.C25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6]*[.C26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7]*[.C27]" office:value-type="currency" office:currency="EUR" office:value="0.2016" calcext:value-type="currency">
            <text:p>0.20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28]*[.C28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29]*[.C29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0]*[.C30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3:.D51])/[.B32]" office:value-type="currency" office:currency="EUR" office:value="27.528" calcext:value-type="currency">
            <text:p>27.53 €</text:p>
          </table:table-cell>
          <table:table-cell table:style-name="ce13" table:formula="of:=[.B32]*[.C32]" office:value-type="currency" office:currency="EUR" office:value="55.056" calcext:value-type="currency">
            <text:p>55.06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2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3]*[.C33]" office:value-type="currency" office:currency="EUR" office:value="6.64" calcext:value-type="currency">
            <text:p>6.64 €</text:p>
          </table:table-cell>
          <table:table-cell table:style-name="Default" office:value-type="string" calcext:value-type="string">
            <text:p>https://psylink.me/b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4]*[.C34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K, 1%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5]*[.C35]" office:value-type="currency" office:currency="EUR" office:value="0.072" calcext:value-type="currency">
            <text:p>0.07 €</text:p>
          </table:table-cell>
          <table:table-cell table:style-name="ce6" office:value-type="string" calcext:value-type="string">
            <text:p>https://www.reichelt.de/smd-widerstand-0805-1-0-kohm-125-mw-1--smd-0805-1-00k-p32886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6]*[.C36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13" table:formula="of:=[.B37]*[.C37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style-name="ce13" table:formula="of:=[.B38]*[.C38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2] * 18/36" office:value-type="float" office:value="1" calcext:value-type="float">
            <text:p>1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39]*[.C39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2" office:value-type="currency" office:currency="EUR" office:value="0.11" calcext:value-type="currency">
            <text:p>0.11 €</text:p>
          </table:table-cell>
          <table:table-cell table:style-name="ce13" table:formula="of:=[.B40]*[.C40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2" office:value-type="currency" office:currency="EUR" office:value="0.035" calcext:value-type="currency">
            <text:p>0.04 €</text:p>
          </table:table-cell>
          <table:table-cell table:style-name="ce13" table:formula="of:=[.B41]*[.C41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4:09:59.636283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4:10:16.735584655</dc:date>
    <meta:editing-duration>PT1H19M36S</meta:editing-duration>
    <meta:editing-cycles>40</meta:editing-cycles>
    <meta:generator>LibreOffice/6.4.7.2$Linux_X86_64 LibreOffice_project/40$Build-2</meta:generator>
    <meta:document-statistic meta:table-count="1" meta:cell-count="175" meta:object-count="0"/>
  </office:meta>
</office:document-meta>
</file>